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  <style:text-properties style:font-name="Times New Roman"/>
    </style:style>
    <style:style style:name="P2" style:parent-style-name="Normalny" style:family="paragraph">
      <style:text-properties style:font-name="Times New Roman"/>
    </style:style>
    <style:style style:name="P3" style:parent-style-name="Akapitzlistą" style:list-style-name="LFO1" style:family="paragraph">
      <style:paragraph-properties fo:text-align="justify"/>
    </style:style>
    <style:style style:name="T4" style:parent-style-name="Domyślnaczcionkaakapitu" style:family="text">
      <style:text-properties style:font-name="Times New Roman" fo:font-weight="bold" style:font-weight-asian="bold"/>
    </style:style>
    <style:style style:name="T5" style:parent-style-name="Domyślnaczcionkaakapitu" style:family="text">
      <style:text-properties style:font-name="Times New Roman"/>
    </style:style>
    <style:style style:name="T6" style:parent-style-name="Domyślnaczcionkaakapitu" style:family="text">
      <style:text-properties style:font-name="Times New Roman"/>
    </style:style>
    <style:style style:name="T7" style:parent-style-name="Domyślnaczcionkaakapitu" style:family="text">
      <style:text-properties style:font-name="Times New Roman"/>
    </style:style>
    <style:style style:name="P8" style:parent-style-name="Akapitzlistą" style:list-style-name="LFO1" style:family="paragraph">
      <style:text-properties style:font-name="Times New Roman" fo:font-weight="bold" style:font-weight-asian="bold"/>
    </style:style>
    <style:style style:name="P9" style:parent-style-name="Akapitzlistą" style:list-style-name="LFO2" style:family="paragraph">
      <style:paragraph-properties fo:text-align="justify"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10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11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12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13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14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15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16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17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18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19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20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21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22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23" style:parent-style-name="Akapitzlistą" style:list-style-name="LFO2" style:family="paragraph">
      <style:paragraph-properties fo:margin-left="0.5909in" fo:text-indent="0in">
        <style:tab-stops>
          <style:tab-stop style:type="left" style:position="0.1965in"/>
        </style:tab-stops>
      </style:paragraph-properties>
      <style:text-properties style:font-name="Times New Roman"/>
    </style:style>
    <style:style style:name="P24" style:parent-style-name="Akapitzlistą" style:list-style-name="LFO1" style:family="paragraph">
      <style:text-properties style:font-name="Times New Roman" fo:font-weight="bold" style:font-weight-asian="bold"/>
    </style:style>
    <style:style style:name="P25" style:parent-style-name="Akapitzlistą" style:list-style-name="LFO3" style:family="paragraph">
      <style:paragraph-properties fo:margin-left="1.0833in" fo:text-indent="-0.1972in">
        <style:tab-stops>
          <style:tab-stop style:type="left" style:position="-0.2958in"/>
        </style:tab-stops>
      </style:paragraph-properties>
      <style:text-properties style:font-name="Times New Roman"/>
    </style:style>
    <style:style style:name="P26" style:parent-style-name="Akapitzlistą" style:list-style-name="LFO3" style:family="paragraph">
      <style:paragraph-properties fo:margin-left="1.0833in" fo:text-indent="-0.1972in">
        <style:tab-stops>
          <style:tab-stop style:type="left" style:position="-0.2958in"/>
        </style:tab-stops>
      </style:paragraph-properties>
      <style:text-properties style:font-name="Times New Roman"/>
    </style:style>
    <style:style style:name="P27" style:parent-style-name="Akapitzlistą" style:list-style-name="LFO1" style:family="paragraph">
      <style:paragraph-properties>
        <style:tab-stops>
          <style:tab-stop style:type="left" style:position="0.2875in"/>
        </style:tab-stops>
      </style:paragraph-properties>
      <style:text-properties style:font-name="Times New Roman" fo:font-weight="bold" style:font-weight-asian="bold"/>
    </style:style>
    <style:style style:name="P28" style:parent-style-name="Akapitzlistą" style:family="paragraph">
      <style:paragraph-properties>
        <style:tab-stops>
          <style:tab-stop style:type="left" style:position="0.2875in"/>
        </style:tab-stops>
      </style:paragraph-properties>
      <style:text-properties style:font-name="Times New Roman"/>
    </style:style>
    <style:style style:name="P29" style:parent-style-name="Akapitzlistą" style:family="paragraph">
      <style:paragraph-properties>
        <style:tab-stops>
          <style:tab-stop style:type="left" style:position="0.2875in"/>
        </style:tab-stops>
      </style:paragraph-properties>
      <style:text-properties style:font-name="Times New Roman"/>
    </style:style>
    <style:style style:name="P30" style:parent-style-name="Normalny" style:family="paragraph">
      <style:paragraph-properties fo:margin-left="0.25in">
        <style:tab-stops/>
      </style:paragraph-properties>
      <style:text-properties style:font-name="Times New Roman"/>
    </style:style>
  </office:automatic-styles>
  <office:body>
    <office:text text:use-soft-page-breaks="true">
      <text:p text:style-name="P1">Ewa Wójcik, Piotr Zawisza<text:s/><text:line-break/>WIMiIP IS, rok III</text:p>
      <text:p text:style-name="P2"/>
      <text:list text:style-name="LFO1" text:continue-numbering="true">
        <text:list-item>
          <text:p text:style-name="P3"><text:span text:style-name="T4">Zlecenie p. Marcina Turka dotyczące oprogramowania dla przychodni lekarskiej.</text:span><text:span text:style-name="T5"><text:s/>Program do obsługi bazy danych pacjentów przychodni, gdzie<text:s/></text:span><text:span text:style-name="T6">każda osoba z personelu posiada swoje konto. Lekarz może zamieścić informacje o chorobie, wizycie, wynikach badań, a także gdzie będzie posiadał swój dzienny grafik, nie ma dostępu do informacji o danych pacjenta innego lekarza. Pielęgniarka ma możliwość p</text:span><text:span text:style-name="T7">rzeglądania danych pacjentów, a także dodawania nowych oraz umówienia na wizyty, nie może mieć dostępu do wyników badań, co jest objęte tajemnicą lekarską.</text:span></text:p>
        </text:list-item>
        <text:list-item>
          <text:p text:style-name="P8">Funkcjonalność programu wg priorytetu (1-niezbędne, 2-udogodnienie, 3-dodatek):</text:p>
        </text:list-item>
      </text:list>
      <text:list text:style-name="LFO2" text:continue-numbering="true">
        <text:list-item>
          <text:p text:style-name="P9">Lekarz oraz pielęgniarka przychodni mają możliwość dodania danych pacjenta przychodni (1)</text:p>
        </text:list-item>
        <text:list-item>
          <text:p text:style-name="P10">Lekarz oraz pielęgniarka przychodni mają możliwość dodania wizyty dla danego pacjenta przychodni (1)</text:p>
        </text:list-item>
        <text:list-item>
          <text:p text:style-name="P11">Lekarz przychodni ma możliwość przeglądania danych pacjenta przychodni. (2)</text:p>
        </text:list-item>
        <text:list-item>
          <text:p text:style-name="P12">Pielęgniarka przychodni ma możliwość sprawdzenia czy dany pacjent jest już w bazie danych przychodni oraz danych osobowych, bez wglądu do wyników. (2)</text:p>
        </text:list-item>
        <text:list-item>
          <text:p text:style-name="P13">Lekarz przychodni ma możliwość dodawania zlecenia na badanie (2)</text:p>
        </text:list-item>
        <text:list-item>
          <text:p text:style-name="P14">Lekarz przychodni ma możliwość uzupełniania badań<text:s/>o wyniki (2)</text:p>
        </text:list-item>
        <text:list-item>
          <text:p text:style-name="P15">Lekarz przychodni ma możliwość dodania informacji o bieżącej wizycie (ciśnienie, poziom cukru, zalecenia, terminy szczepień. (3)</text:p>
        </text:list-item>
        <text:list-item>
          <text:p text:style-name="P16">Administrator zakłada konto dla całego personelu (3)</text:p>
        </text:list-item>
        <text:list-item>
          <text:p text:style-name="P17">Administrator dodaje konto dla nowego użytkownika (3)</text:p>
        </text:list-item>
        <text:list-item>
          <text:p text:style-name="P18">Administrator archiwizuje dane z konta usuwanego użytkownika (3)</text:p>
        </text:list-item>
        <text:list-item>
          <text:p text:style-name="P19">Administrator nadaje uprawnienia użytkownikom (3).</text:p>
        </text:list-item>
        <text:list-item>
          <text:p text:style-name="P20">Lekarz oraz pielęgniarka przychodni mają możliwość zarejestrowania się do programu(3)</text:p>
        </text:list-item>
        <text:list-item>
          <text:p text:style-name="P21">Lekarz oraz pielęgniarka przychodni mają możliwość<text:s/>zalogowania się do programu (3)</text:p>
        </text:list-item>
        <text:list-item>
          <text:p text:style-name="P22"><text:s/>Lekarz przychodni ma prawo przeglądać wszystkie dane pacjenta (3)</text:p>
        </text:list-item>
        <text:list-item>
          <text:p text:style-name="P23"><text:s/>Pielęgniarka przychodni nie ma prawa przeglądać wyników badań (3)</text:p>
        </text:list-item>
      </text:list>
      <text:list text:style-name="LFO1" text:continue-numbering="true">
        <text:list-item>
          <text:p text:style-name="P24">Niefunkcjonalne cechy programu</text:p>
        </text:list-item>
      </text:list>
      <text:list text:style-name="LFO3" text:continue-numbering="true">
        <text:list-item>
          <text:p text:style-name="P25">Program okienkowy</text:p>
        </text:list-item>
        <text:list-item>
          <text:p text:style-name="P26">Grafika w odcieniach stalowoszarych<text:s/></text:p>
        </text:list-item>
      </text:list>
      <text:list text:style-name="LFO1" text:continue-numbering="true">
        <text:list-item>
          <text:p text:style-name="P27">Słowniczek</text:p>
        </text:list-item>
      </text:list>
      <text:p text:style-name="P28">ADMINISTRATOR - osoba zarządzająca oprogramowaniem w przychodni, posiada pełne uprawnienia m.in. do zmian np. personelu, przekształcenia bazy danych, nadaje uprawnienia użytkownikom.</text:p>
      <text:soft-page-break/>
      <text:p text:style-name="P29">UŻYTKOWNIK – osoba zatrudniona w przychodni (lekarz, pielęgniarka), którym administrator nadaje określone uprawnienia do korzystania z oprogramowania.<text:s/></text:p>
      <text:p text:style-name="P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Calibri" style:font-name-complex="Times New Roman"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wan</meta:initial-creator>
    <dc:creator>Ewan</dc:creator>
    <meta:creation-date>2014-10-15T10:02:00Z</meta:creation-date>
    <dc:date>2015-01-20T13:21:00Z</dc:date>
    <meta:template xlink:href="Normal" xlink:type="simple"/>
    <meta:editing-cycles>4</meta:editing-cycles>
    <meta:editing-duration>PT120S</meta:editing-duration>
    <meta:document-statistic meta:page-count="2" meta:paragraph-count="4" meta:word-count="330" meta:character-count="2306" meta:row-count="16" meta:non-whitespace-character-count="1980"/>
  </office:meta>
</office:document-meta>
</file>